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611d" officeooo:paragraph-rsid="000961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611d" officeooo:paragraph-rsid="0009a4c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bb08" officeooo:paragraph-rsid="00165f0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9611d" officeooo:paragraph-rsid="0009611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611d" officeooo:paragraph-rsid="0009611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bb08" officeooo:paragraph-rsid="00165f0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6976" officeooo:paragraph-rsid="00165f0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6e16" officeooo:paragraph-rsid="00165f0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b505" officeooo:paragraph-rsid="00165f0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88d6" officeooo:paragraph-rsid="00165f0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81ed" officeooo:paragraph-rsid="001381e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9a4c7" officeooo:paragraph-rsid="0009a4c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cd63b" officeooo:paragraph-rsid="000c14c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e88d6" officeooo:paragraph-rsid="000e88d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e88d6" officeooo:paragraph-rsid="00171ef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3b505" officeooo:paragraph-rsid="00165f0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381ed"/>
    </style:style>
    <style:style style:name="P18" style:family="paragraph" style:parent-style-name="Standard">
      <style:paragraph-properties fo:text-align="start" style:justify-single-word="false"/>
      <style:text-properties officeooo:rsid="00070de9" officeooo:paragraph-rsid="00165f0e"/>
    </style:style>
    <style:style style:name="P19" style:family="paragraph" style:parent-style-name="Standard">
      <style:text-properties officeooo:paragraph-rsid="00165f0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0a7de6" officeooo:paragraph-rsid="000a7de6"/>
    </style:style>
    <style:style style:name="P22" style:family="paragraph" style:parent-style-name="Table_20_Contents">
      <style:paragraph-properties fo:text-align="start" style:justify-single-word="false"/>
      <style:text-properties officeooo:rsid="001129a7" officeooo:paragraph-rsid="001129a7"/>
    </style:style>
    <style:style style:name="P23" style:family="paragraph" style:parent-style-name="Table_20_Contents">
      <style:paragraph-properties fo:text-align="start" style:justify-single-word="false"/>
      <style:text-properties officeooo:rsid="000ead44" officeooo:paragraph-rsid="00165f0e"/>
    </style:style>
    <style:style style:name="P24" style:family="paragraph" style:parent-style-name="Table_20_Contents">
      <style:paragraph-properties fo:text-align="start" style:justify-single-word="false"/>
      <style:text-properties officeooo:rsid="001087dd" officeooo:paragraph-rsid="00165f0e"/>
    </style:style>
    <style:style style:name="P25" style:family="paragraph" style:parent-style-name="Table_20_Contents">
      <style:paragraph-properties fo:text-align="start" style:justify-single-word="false"/>
      <style:text-properties officeooo:rsid="00116976" officeooo:paragraph-rsid="00165f0e"/>
    </style:style>
    <style:style style:name="P26" style:family="paragraph" style:parent-style-name="Table_20_Contents">
      <style:paragraph-properties fo:text-align="start" style:justify-single-word="false"/>
      <style:text-properties officeooo:rsid="00124e1d" officeooo:paragraph-rsid="00165f0e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cd63b" officeooo:paragraph-rsid="000e88d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cd63b" officeooo:paragraph-rsid="000c14c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859b6" officeooo:paragraph-rsid="001859b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8ca8a" officeooo:paragraph-rsid="0018ca8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a4c7" officeooo:paragraph-rsid="0009a4c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d63b" style:font-weight-asian="normal" style:font-weight-complex="normal"/>
    </style:style>
    <style:style style:name="T3" style:family="text">
      <style:text-properties fo:font-weight="normal" officeooo:rsid="00265f36" style:font-weight-asian="normal" style:font-weight-complex="normal"/>
    </style:style>
    <style:style style:name="T4" style:family="text">
      <style:text-properties fo:font-weight="normal" officeooo:rsid="001381e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c14c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0cd63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381ed" style:font-weight-asian="normal" style:font-weight-complex="normal"/>
    </style:style>
    <style:style style:name="T8" style:family="text">
      <style:text-properties officeooo:rsid="001381ed"/>
    </style:style>
    <style:style style:name="T9" style:family="text">
      <style:text-properties officeooo:rsid="00061be9"/>
    </style:style>
    <style:style style:name="T10" style:family="text">
      <style:text-properties officeooo:rsid="00165f0e"/>
    </style:style>
    <style:style style:name="T11" style:family="text">
      <style:text-properties officeooo:rsid="0014bb08"/>
    </style:style>
    <style:style style:name="T12" style:family="text">
      <style:text-properties officeooo:rsid="00171ef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4 DE TÉCNICAS DE OPTIMIZACIÓN</text:p>
      <text:p text:style-name="P4"/>
      <text:p text:style-name="P5"/>
      <text:p text:style-name="P31">Apartado a. Medir los tiempos de ejecución del algoritmo</text:p>
      <text:p text:style-name="P31"/>
      <text:p text:style-name="P29">El algoritmo a implementar es el siguiente:</text:p>
      <text:p text:style-name="P29"/>
      <text:p text:style-name="P29">for (int i=0; i &lt; 4224; i++){<text:line-break/><text:tab/><text:tab/>for (int j=0; j &lt; 4224; j++){<text:line-break/><text:tab/><text:tab/><text:tab/>A[j][i] = A[j][i] + B[i][j] + C[j][i]*D[i][j]; <text:tab/><text:line-break/><text:tab/><text:tab/>} <text:line-break/><text:tab/>} 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Opción -O0</text:p>
          </table:table-cell>
          <table:table-cell table:style-name="Tabla1.B1" office:value-type="string">
            <text:p text:style-name="P21">Opción -O2</text:p>
          </table:table-cell>
        </table:table-row>
        <table:table-row>
          <table:table-cell table:style-name="Tabla1.A2" office:value-type="string">
            <text:p text:style-name="P20">417.418 ms</text:p>
          </table:table-cell>
          <table:table-cell table:style-name="Tabla1.B2" office:value-type="string">
            <text:p text:style-name="P20">189.103 ms</text:p>
          </table:table-cell>
        </table:table-row>
      </table:table>
      <text:p text:style-name="P2"><text:s/></text:p>
      <text:p text:style-name="P17"><text:span text:style-name="T5">Apartado b. Impleme</text:span><text:span text:style-name="T6">nta</text:span><text:span text:style-name="T7">r</text:span><text:span text:style-name="T6"> “tiling” o “blocking” sobre el código anterior, para uno y dos niveles de memoria caché. Medir tiempo de ejecución del bucle</text:span></text:p>
      <text:p text:style-name="P13"/>
      <text:p text:style-name="P30">El algoritmo a implementar es el siguiente:</text:p>
      <text:p text:style-name="P30"/>
      <text:p text:style-name="P30">for(int ii=0; ii &lt; 4224; ii = ii+16){<text:line-break/><text:tab/><text:tab/>for(int jj=0; jj &lt; 4224; jj = jj+8){<text:line-break/><text:tab/><text:tab/><text:tab/>for(int i = ii; i &lt; ii + 16; i++){<text:line-break/><text:tab/><text:tab/><text:tab/><text:tab/>for(int j = jj; j &lt; jj + 8; j++){<text:line-break/><text:tab/><text:tab/><text:tab/><text:tab/><text:tab/>A[j][i] = A[j][i] + B[i][j] + C[j][i] * D[i][j];<text:line-break/><text:tab/><text:tab/><text:tab/><text:tab/>}<text:line-break/><text:tab/><text:tab/><text:tab/>}<text:line-break/><text:tab/><text:tab/>}<text:line-break/><text:tab/>}</text:p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2">Opción -O0</text:p>
          </table:table-cell>
          <table:table-cell table:style-name="Tabla2.B1" office:value-type="string">
            <text:p text:style-name="P22">Opción -O2</text:p>
          </table:table-cell>
        </table:table-row>
        <table:table-row>
          <table:table-cell table:style-name="Tabla2.A2" office:value-type="string">
            <text:p text:style-name="P20">133.937 ms</text:p>
          </table:table-cell>
          <table:table-cell table:style-name="Tabla2.B2" office:value-type="string">
            <text:p text:style-name="P20"><text:s/>50.847 ms</text:p>
          </table:table-cell>
        </table:table-row>
      </table:table>
      <text:p text:style-name="P27"/>
      <text:p text:style-name="P11"><text:span text:style-name="T2">A</text:span><text:span text:style-name="T1">partado c. Para los resultados obtenidos en los casos de ejecución anteriores, realizar la comparación de tiempos de ejecución con las distintas opciones de optimización en la compilación (defecto, O0 y O2)</text:span></text:p>
      <text:p text:style-name="P14"/>
      <text:p text:style-name="P17"><text:span text:style-name="T3">Si observamos los tiempos de cómputo, comprobamos que al aplicar la opción -O2 se produce un tiempo inferior al obtenido con la opción -O0. </text:span><text:span text:style-name="T4">Esto es debido a que la opción -O2 aplica una optimización; la opción -O0 no aplica dicha optimización.</text:span></text:p>
      <text:p text:style-name="P10"/>
      <text:p text:style-name="P10"><text:span text:style-name="T10">Apartado d.</text:span><text:span text:style-name="T9"> </text:span>Justificar resultados, aportando características hardware del equipo donde se han realizado las pruebas</text:p>
      <text:p text:style-name="P14"/>
      <text:p text:style-name="P15"><text:span text:style-name="T8">Si comparamos los tiempos de cómputo del algoritmo original con los obtenidos al implementar “tiling”, comprobamos que el tiempo de cómputo aplicando tiling es menor a los obtenidos aplicando el algoritmo original. Esto es debido a que </text:span><text:span text:style-name="T12">la técnica de optimización “tiling” divide la memoria caché en bloques y almacena la información en dichos bloques, de modo que utiliza cada bloque hasta que no sea necesario el uso de dicho bloque.</text:span></text:p>
      <text:p text:style-name="P14"/>
      <text:p text:style-name="P18"><text:soft-page-break/>Las características hardware del equipo empleado son las siguientes:</text:p>
      <text:p text:style-name="P1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3">Procesador del equipo</text:p>
          </table:table-cell>
          <table:table-cell table:style-name="Tabla3.A1" office:value-type="string">
            <text:p text:style-name="P23">Intel Core i7-8565U</text:p>
          </table:table-cell>
        </table:table-row>
        <table:table-row>
          <table:table-cell table:style-name="Tabla3.A1" office:value-type="string">
            <text:p text:style-name="P23">Entorno de desarrollo</text:p>
          </table:table-cell>
          <table:table-cell table:style-name="Tabla3.A1" office:value-type="string">
            <text:p text:style-name="P23">Ubuntu 20.04.3</text:p>
          </table:table-cell>
        </table:table-row>
        <table:table-row>
          <table:table-cell table:style-name="Tabla3.A1" office:value-type="string">
            <text:p text:style-name="P24">Herramienta de desarrollo</text:p>
          </table:table-cell>
          <table:table-cell table:style-name="Tabla3.A1" office:value-type="string">
            <text:p text:style-name="P24">C++</text:p>
          </table:table-cell>
        </table:table-row>
        <table:table-row>
          <table:table-cell table:style-name="Tabla3.A1" office:value-type="string">
            <text:p text:style-name="P24">Compilador empleado</text:p>
          </table:table-cell>
          <table:table-cell table:style-name="Tabla3.A1" office:value-type="string">
            <text:p text:style-name="P24">G++ version 9.3.0</text:p>
          </table:table-cell>
        </table:table-row>
      </table:table>
      <text:p text:style-name="P19"/>
      <text:p text:style-name="P3">Características de la memoria caché L1</text:p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5">data</text:p>
          </table:table-cell>
          <table:table-cell table:style-name="Tabla4.A1" office:value-type="string">
            <text:p text:style-name="P25">4x32 KB <text:span text:style-name="T11">(4 bloques de 32 KB)</text:span></text:p>
          </table:table-cell>
        </table:table-row>
        <table:table-row>
          <table:table-cell table:style-name="Tabla4.A1" office:value-type="string">
            <text:p text:style-name="P26">line size</text:p>
          </table:table-cell>
          <table:table-cell table:style-name="Tabla4.A1" office:value-type="string">
            <text:p text:style-name="P26">64 B</text:p>
          </table:table-cell>
        </table:table-row>
        <table:table-row>
          <table:table-cell table:style-name="Tabla4.A1" office:value-type="string">
            <text:p text:style-name="P26">Associativity</text:p>
          </table:table-cell>
          <table:table-cell table:style-name="Tabla4.A1" office:value-type="string">
            <text:p text:style-name="P26">8-way set</text:p>
          </table:table-cell>
        </table:table-row>
      </table:table>
      <text:p text:style-name="P7"/>
      <text:p text:style-name="P8">Numero de palabras por bloque: 16</text:p>
      <text:p text:style-name="P9">Calculamos el número de líneas por vía:</text:p>
      <text:p text:style-name="P9"/>
      <text:p text:style-name="P16"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6T09:09:02.717179078</meta:creation-date>
    <dc:date>2022-05-12T09:20:10.355000000</dc:date>
    <meta:editing-duration>PT49M3S</meta:editing-duration>
    <meta:editing-cycles>13</meta:editing-cycles>
    <meta:generator>LibreOffice/6.4.2.2$Windows_X86_64 LibreOffice_project/4e471d8c02c9c90f512f7f9ead8875b57fcb1ec3</meta:generator>
    <meta:document-statistic meta:table-count="4" meta:image-count="0" meta:object-count="1" meta:page-count="2" meta:paragraph-count="39" meta:word-count="365" meta:character-count="2146" meta:non-whitespace-character-count="178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